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95f4" officeooo:paragraph-rsid="000095f4"/>
    </style:style>
    <style:style style:name="P2" style:family="paragraph" style:parent-style-name="Standard">
      <style:text-properties officeooo:rsid="000095f4" officeooo:paragraph-rsid="0001281a"/>
    </style:style>
    <style:style style:name="P3" style:family="paragraph" style:parent-style-name="Standard">
      <style:text-properties officeooo:rsid="00027f02" officeooo:paragraph-rsid="00027f02"/>
    </style:style>
    <style:style style:name="P4" style:family="paragraph" style:parent-style-name="Standard">
      <style:text-properties officeooo:rsid="0003958d" officeooo:paragraph-rsid="0003958d"/>
    </style:style>
    <style:style style:name="P5" style:family="paragraph" style:parent-style-name="Standard">
      <style:text-properties officeooo:rsid="00047f9a" officeooo:paragraph-rsid="00047f9a"/>
    </style:style>
    <style:style style:name="P6" style:family="paragraph" style:parent-style-name="Standard" style:list-style-name="L1">
      <style:text-properties officeooo:rsid="000095f4" officeooo:paragraph-rsid="000095f4"/>
    </style:style>
    <style:style style:name="P7" style:family="paragraph" style:parent-style-name="Standard" style:list-style-name="L1">
      <style:text-properties officeooo:rsid="000095f4" officeooo:paragraph-rsid="0001281a"/>
    </style:style>
    <style:style style:name="P8" style:family="paragraph" style:parent-style-name="Standard" style:list-style-name="L2">
      <style:text-properties officeooo:rsid="00047f9a" officeooo:paragraph-rsid="00047f9a"/>
    </style:style>
    <style:style style:name="P9" style:family="paragraph" style:parent-style-name="Standard">
      <style:text-properties officeooo:rsid="0005918a" officeooo:paragraph-rsid="0005918a"/>
    </style:style>
    <style:style style:name="P10" style:family="paragraph" style:parent-style-name="Standard" style:list-style-name="L3">
      <style:text-properties officeooo:rsid="0005918a" officeooo:paragraph-rsid="0005918a"/>
    </style:style>
    <style:style style:name="P11" style:family="paragraph" style:parent-style-name="Standard">
      <style:text-properties officeooo:rsid="00073868" officeooo:paragraph-rsid="0005918a"/>
    </style:style>
    <style:style style:name="P12" style:family="paragraph" style:parent-style-name="Standard">
      <style:text-properties officeooo:rsid="000784bb" officeooo:paragraph-rsid="000784bb"/>
    </style:style>
    <style:style style:name="P13" style:family="paragraph" style:parent-style-name="Standard">
      <style:text-properties officeooo:rsid="0008a9e2" officeooo:paragraph-rsid="0008a9e2"/>
    </style:style>
    <style:style style:name="T1" style:family="text">
      <style:text-properties officeooo:rsid="0001281a"/>
    </style:style>
    <style:style style:name="T2" style:family="text">
      <style:text-properties officeooo:rsid="0003958d"/>
    </style:style>
    <style:style style:name="T3" style:family="text">
      <style:text-properties officeooo:rsid="00047f9a"/>
    </style:style>
    <style:style style:name="T4"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ver use “busy-wait”; use mutexes always. </text:p>
      <text:p text:style-name="P1"/>
      <text:p text:style-name="P1">Atomic – when an action or operation is called “atomic”, <text:s/>it means that that action/operation can be considered one action that happens instantaneously; in context of threads, it means that the action is seen by other threads as completing the instant it’s commanded, and that each thread can only see before the action and after the action. </text:p>
      <text:list xml:id="list3138443053" text:style-name="L1">
        <text:list-item>
          <text:p text:style-name="P6">The mutex example in slides 04.pdf can be considered atomic, even though it’s technically made up of other instructions. The threads will consider the mutex locking as a single action that happens instantaneously, and the same goes for unlocking.</text:p>
        </text:list-item>
        <text:list-item>
          <text:p text:style-name="P7">In contrast, busy-waiting is not <text:span text:style-name="T1">necessarily </text:span>atomic. </text:p>
        </text:list-item>
      </text:list>
      <text:p text:style-name="P2"/>
      <text:p text:style-name="P2"><text:s/></text:p>
      <text:p text:style-name="P3">Producer-consumer model - </text:p>
      <text:p text:style-name="P3"/>
      <text:p text:style-name="P3"/>
      <text:p text:style-name="P3">---- <text:span text:style-name="T2">05 --------</text:span></text:p>
      <text:p text:style-name="P3"/>
      <text:p text:style-name="P4"><text:span text:style-name="T4">Barrier</text:span> - <text:s/><text:span text:style-name="T3">it’s when you synchronize threads to make sure that they’re all at the same point in a program. </text:span></text:p>
      <text:list xml:id="list937931470" text:style-name="L2">
        <text:list-item>
          <text:p text:style-name="P8">No thread can cross the barrier until all threads have reached it.</text:p>
        </text:list-item>
      </text:list>
      <text:p text:style-name="P5"/>
      <text:p text:style-name="P9">Things a barrier can be used for</text:p>
      <text:list xml:id="list1858739604" text:style-name="L3">
        <text:list-item>
          <text:p text:style-name="P10">Timing the slowest thread</text:p>
        </text:list-item>
        <text:list-item>
          <text:p text:style-name="P10">Debugging</text:p>
        </text:list-item>
      </text:list>
      <text:p text:style-name="P11"/>
      <text:p text:style-name="P12"><text:span text:style-name="T4">Cache memory</text:span> – blocks of relatively fast memory on processors that are used to store recently and often used data from main memory in order to speed up memory access. </text:p>
      <text:p text:style-name="P12"/>
      <text:p text:style-name="P12"/>
      <text:p text:style-name="P12"/>
      <text:p text:style-name="P13">Question <text:s/>- I don’t understand the connection between cache and the number of threads in matrix-vector multi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3:27:04.350148160</meta:creation-date>
    <dc:date>2021-09-22T15:16:31.848660260</dc:date>
    <meta:editing-duration>PT1H51M</meta:editing-duration>
    <meta:editing-cycles>7</meta:editing-cycles>
    <meta:generator>LibreOffice/7.2.0.4$Linux_X86_64 LibreOffice_project/20$Build-4</meta:generator>
    <meta:document-statistic meta:table-count="0" meta:image-count="0" meta:object-count="0" meta:page-count="1" meta:paragraph-count="14" meta:word-count="209" meta:character-count="1255" meta:non-whitespace-character-count="1052"/>
  </office:meta>
</office:document-meta>
</file>